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row>
          <table:table-cell office:value-type="string">
            <text:p>Nombre</text:p>
          </table:table-cell>
          <table:table-cell office:value-type="string">
            <text:p>ID</text:p>
          </table:table-cell>
          <table:table-cell office:value-type="string">
            <text:p>Precio</text:p>
          </table:table-cell>
          <table:table-cell office:value-type="string">
            <text:p>Stock</text:p>
          </table:table-cell>
          <table:table-cell office:value-type="string">
            <text:p>Vendidos</text:p>
          </table:table-cell>
        </table:table-row>
        <table:table-row>
          <table:table-cell office:value-type="string">
            <text:p>Sprite 1 lt</text:p>
          </table:table-cell>
          <table:table-cell office:value-type="string">
            <text:p>B-109150629</text:p>
          </table:table-cell>
          <table:table-cell office:value-type="string">
            <text:p>1350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Pepsi 1 lt</text:p>
          </table:table-cell>
          <table:table-cell office:value-type="string">
            <text:p>B-109150410</text:p>
          </table:table-cell>
          <table:table-cell office:value-type="string">
            <text:p>1350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Fanta 250 ml</text:p>
          </table:table-cell>
          <table:table-cell office:value-type="string">
            <text:p>B-109150311</text:p>
          </table:table-cell>
          <table:table-cell office:value-type="string">
            <text:p>550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Sprite 250 ml</text:p>
          </table:table-cell>
          <table:table-cell office:value-type="string">
            <text:p>B-109150224</text:p>
          </table:table-cell>
          <table:table-cell office:value-type="string">
            <text:p>55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Coca Cola 250 ml</text:p>
          </table:table-cell>
          <table:table-cell office:value-type="string">
            <text:p>B-109150134</text:p>
          </table:table-cell>
          <table:table-cell office:value-type="string">
            <text:p>550</text:p>
          </table:table-cell>
          <table:table-cell office:value-type="string">
            <text:p>5</text:p>
          </table:table-cell>
          <table:table-cell office:value-type="string">
            <text:p>20</text:p>
          </table:table-cell>
        </table:table-row>
        <table:table-row>
          <table:table-cell office:value-type="string">
            <text:p>Coca Cola 1 lt</text:p>
          </table:table-cell>
          <table:table-cell office:value-type="string">
            <text:p>B-109150530</text:p>
          </table:table-cell>
          <table:table-cell office:value-type="string">
            <text:p>1350</text:p>
          </table:table-cell>
          <table:table-cell office:value-type="string">
            <text:p>26</text:p>
          </table:table-cell>
          <table:table-cell office:value-type="string">
            <text:p>11</text:p>
          </table:table-cell>
        </table:table-row>
        <table:table-row>
          <table:table-cell office:value-type="string">
            <text:p>Fanta 1 lt</text:p>
          </table:table-cell>
          <table:table-cell office:value-type="string">
            <text:p>B-109150705</text:p>
          </table:table-cell>
          <table:table-cell office:value-type="string">
            <text:p>1350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Pepsi 250 ml</text:p>
          </table:table-cell>
          <table:table-cell office:value-type="string">
            <text:p>B-109150009</text:p>
          </table:table-cell>
          <table:table-cell office:value-type="string">
            <text:p>550</text:p>
          </table:table-cell>
          <table:table-cell office:value-type="string">
            <text:p>10</text:p>
          </table:table-cell>
          <table:table-cell office:value-type="string">
            <text:p>13</text:p>
          </table:table-cell>
        </table:table-row>
        <table:table-row>
          <table:table-cell office:value-type="string">
            <text:p>Tula 1 lt</text:p>
          </table:table-cell>
          <table:table-cell office:value-type="string">
            <text:p>B-125103421</text:p>
          </table:table-cell>
          <table:table-cell office:value-type="string">
            <text:p>170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